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break-before="page"/>
      <style:text-properties officeooo:paragraph-rsid="000be2f8"/>
    </style:style>
    <style:style style:name="P2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3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4" style:family="paragraph" style:parent-style-name="Preformatted_20_Text">
      <style:paragraph-properties fo:margin-top="0in" fo:margin-bottom="0.1965in" style:contextual-spacing="false" fo:padding="0in" fo:border="none"/>
    </style:style>
    <style:style style:name="P5" style:family="paragraph" style:parent-style-name="Preformatted_20_Text">
      <style:paragraph-properties fo:padding="0in" fo:border="none"/>
    </style:style>
    <style:style style:name="P6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7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8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9" style:family="paragraph" style:parent-style-name="Text_20_body">
      <style:paragraph-properties fo:margin-top="0in" fo:margin-bottom="0.0402in" style:contextual-spacing="false"/>
      <style:text-properties style:font-name="Liberation Mono"/>
    </style:style>
    <style:style style:name="P10" style:family="paragraph" style:parent-style-name="Text_20_body">
      <style:paragraph-properties fo:margin-top="0in" fo:margin-bottom="0.1598in" style:contextual-spacing="false"/>
      <style:text-properties style:font-name="Liberation Mono"/>
    </style:style>
    <style:style style:name="P11" style:family="paragraph" style:parent-style-name="Text_20_body">
      <style:paragraph-properties fo:margin-top="0in" fo:margin-bottom="0.2in" style:contextual-spacing="false"/>
      <style:text-properties style:font-name="Liberation Mono"/>
    </style:style>
    <style:style style:name="P12" style:family="paragraph" style:parent-style-name="Text_20_body">
      <style:paragraph-properties fo:margin-top="0in" fo:margin-bottom="0.0402in" style:contextual-spacing="false"/>
      <style:text-properties style:font-name="Liberation Mono" fo:font-weight="bold" style:font-weight-asian="bold" style:font-weight-complex="bold"/>
    </style:style>
    <style:style style:name="T1" style:family="text">
      <style:text-properties loext:padding="0.0193in" loext:border="0.06pt solid #f7faff"/>
    </style:style>
    <style:style style:name="T2" style:family="text">
      <style:text-properties loext:padding="0in" loext:border="none"/>
    </style:style>
    <style:style style:name="T3" style:family="text">
      <style:text-properties style:text-position="super 58%" loext:padding="0in" loext:border="none"/>
    </style:style>
    <style:style style:name="T4" style:family="text">
      <style:text-properties style:text-position="sub 58%" loext:padding="0in" loext:border="none"/>
    </style:style>
    <style:style style:name="T5" style:family="text">
      <style:text-properties style:text-position="sub 58%" loext:padding="0.0193in" loext:border="0.06pt solid #f7faff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310. XOR Queries of a Subarray</text:h>
      <text:p text:style-name="P6">You are given an array <text:span text:style-name="Source_20_Text"><text:span text:style-name="T1">arr</text:span></text:span> of positive integers. You are also given the array <text:span text:style-name="Source_20_Text"><text:span text:style-name="T1">queries</text:span></text:span> where <text:span text:style-name="Source_20_Text"><text:span text:style-name="T1">queries[i] = [left</text:span></text:span><text:span text:style-name="Source_20_Text"><text:span text:style-name="T4">i</text:span></text:span><text:span text:style-name="Source_20_Text"><text:span text:style-name="T2">, </text:span></text:span><text:span text:style-name="Source_20_Text"><text:span text:style-name="T1">right</text:span></text:span><text:span text:style-name="Source_20_Text"><text:span text:style-name="T4">i</text:span></text:span><text:span text:style-name="Source_20_Text"><text:span text:style-name="T1">]</text:span></text:span>.</text:p>
      <text:p text:style-name="P6">For each query<text:span text:style-name="Source_20_Text"><text:span text:style-name="T5">i</text:span></text:span> compute the <text:span text:style-name="Strong_20_Emphasis"><text:span text:style-name="T2">XOR</text:span></text:span> of elements from <text:span text:style-name="Source_20_Text"><text:span text:style-name="T1">left</text:span></text:span><text:span text:style-name="Source_20_Text"><text:span text:style-name="T4">i</text:span></text:span> to <text:span text:style-name="Source_20_Text"><text:span text:style-name="T1">right</text:span></text:span><text:span text:style-name="Source_20_Text"><text:span text:style-name="T4">i</text:span></text:span> (that is, <text:span text:style-name="Source_20_Text"><text:span text:style-name="T1">arr[left</text:span></text:span><text:span text:style-name="Source_20_Text"><text:span text:style-name="T4">i</text:span></text:span><text:span text:style-name="Source_20_Text"><text:span text:style-name="T1">] XOR arr[left</text:span></text:span><text:span text:style-name="Source_20_Text"><text:span text:style-name="T4">i</text:span></text:span><text:span text:style-name="Source_20_Text"><text:span text:style-name="T1"> + 1] XOR ... XOR arr[right</text:span></text:span><text:span text:style-name="Source_20_Text"><text:span text:style-name="T4">i</text:span></text:span><text:span text:style-name="Source_20_Text"><text:span text:style-name="T1">]</text:span></text:span> ).</text:p>
      <text:p text:style-name="P6">Return an array <text:span text:style-name="Source_20_Text"><text:span text:style-name="T1">answer</text:span></text:span> where <text:span text:style-name="Source_20_Text"><text:span text:style-name="T1">answer[i]</text:span></text:span> is the answer to the <text:span text:style-name="Source_20_Text"><text:span text:style-name="T1">i</text:span></text:span><text:span text:style-name="Source_20_Text"><text:span text:style-name="T2">th</text:span></text:span> query.</text:p>
      <text:p text:style-name="P6"> </text:p>
      <text:p text:style-name="P6"><text:span text:style-name="Strong_20_Emphasis"><text:span text:style-name="T2">Example 1:</text:span></text:span></text:p>
      <text:p text:style-name="P2"><text:span text:style-name="Strong_20_Emphasis"><text:span text:style-name="T2">Input:</text:span></text:span> arr = [1,3,4,8], queries = [[0,1],[1,2],[0,3],[3,3]]</text:p>
      <text:p text:style-name="P2"><text:span text:style-name="Strong_20_Emphasis"><text:span text:style-name="T2">Output:</text:span></text:span> [2,7,14,8] </text:p>
      <text:p text:style-name="P2"><text:span text:style-name="Strong_20_Emphasis"><text:span text:style-name="T2">Explanation:</text:span></text:span> </text:p>
      <text:p text:style-name="P5">The binary representation of the elements in the array are:</text:p>
      <text:p text:style-name="P5">1 = 0001 </text:p>
      <text:p text:style-name="P5">3 = 0011 </text:p>
      <text:p text:style-name="P5">4 = 0100 </text:p>
      <text:p text:style-name="P5">8 = 1000 </text:p>
      <text:p text:style-name="P5">The XOR values for queries are:</text:p>
      <text:p text:style-name="P5">[0,1] = 1 xor 3 = 2 </text:p>
      <text:p text:style-name="P5">[1,2] = 3 xor 4 = 7 </text:p>
      <text:p text:style-name="P5">[0,3] = 1 xor 3 xor 4 xor 8 = 14 </text:p>
      <text:p text:style-name="P4">[3,3] = 8</text:p>
      <text:p text:style-name="P6"><text:span text:style-name="Strong_20_Emphasis"><text:span text:style-name="T2">Example 2:</text:span></text:span></text:p>
      <text:p text:style-name="P2"><text:span text:style-name="Strong_20_Emphasis"><text:span text:style-name="T2">Input:</text:span></text:span> arr = [4,8,2,10], queries = [[2,3],[1,3],[0,0],[0,3]]</text:p>
      <text:p text:style-name="P3"><text:span text:style-name="Strong_20_Emphasis"><text:span text:style-name="T2">Output:</text:span></text:span> [8,0,4,4]</text:p>
      <text:p text:style-name="P6"> </text:p>
      <text:p text:style-name="P6"><text:span text:style-name="Strong_20_Emphasis"><text:span text:style-name="T2">Constraints:</text:span></text:span></text:p>
      <text:list text:style-name="L1">
        <text:list-item>
          <text:p text:style-name="P7"><text:span text:style-name="Source_20_Text"><text:span text:style-name="T1">1 &lt;= arr.length, queries.length &lt;= 3 * 10</text:span></text:span><text:span text:style-name="Source_20_Text"><text:span text:style-name="T3">4</text:span></text:span></text:p>
        </text:list-item>
        <text:list-item>
          <text:p text:style-name="P7"><text:span text:style-name="Source_20_Text"><text:span text:style-name="T1">1 &lt;= arr[i] &lt;= 10</text:span></text:span><text:span text:style-name="Source_20_Text"><text:span text:style-name="T3">9</text:span></text:span></text:p>
        </text:list-item>
        <text:list-item>
          <text:p text:style-name="P7"><text:span text:style-name="Source_20_Text"><text:span text:style-name="T1">queries[i].length == 2</text:span></text:span></text:p>
        </text:list-item>
        <text:list-item>
          <text:p text:style-name="P8"><text:span text:style-name="Source_20_Text"><text:span text:style-name="T1">0 &lt;= left</text:span></text:span><text:span text:style-name="Source_20_Text"><text:span text:style-name="T4">i</text:span></text:span><text:span text:style-name="Source_20_Text"><text:span text:style-name="T1"> &lt;= right</text:span></text:span><text:span text:style-name="Source_20_Text"><text:span text:style-name="T4">i</text:span></text:span><text:span text:style-name="Source_20_Text"><text:span text:style-name="T1"> &lt; arr.length</text:span></text:span></text:p>
        </text:list-item>
      </text:list>
      <text:p text:style-name="Text_20_body"/>
      <text:h text:style-name="P1" text:outline-level="1">1310. XOR Queries of a Subarray</text:h>
      <text:p text:style-name="P9">/*</text:p>
      <text:p text:style-name="P12"><text:s text:c="4"/>Prefix xor array</text:p>
      <text:p text:style-name="P9"><text:s text:c="4"/>Time complexity: O(n+n+Q)=O(n+Q)</text:p>
      <text:p text:style-name="P9"><text:s text:c="4"/>Space complexity: O(n)</text:p>
      <text:p text:style-name="P9"><text:s text:c="4"/>n: size of the array</text:p>
      <text:p text:style-name="P9"><text:s text:c="4"/>Q: number of queries</text:p>
      <text:p text:style-name="P9">*/</text:p>
      <text:p text:style-name="P9">typedef std::vector&lt;int&gt; vi;</text:p>
      <text:p text:style-name="P9">typedef std::vector&lt;vi&gt; vvi;</text:p>
      <text:p text:style-name="P9">class Solution {</text:p>
      <text:p text:style-name="P9">public:</text:p>
      <text:p text:style-name="P9"><text:s text:c="4"/>vi xorQueries(vi&amp; arr, vvi&amp; queries){</text:p>
      <text:p text:style-name="P10"><text:s text:c="8"/>int n=arr.size();</text:p>
      <text:p text:style-name="P9"><text:s text:c="8"/>vi pre(n+1,0);</text:p>
      <text:p text:style-name="P9"><text:s text:c="8"/>for(int i=0;i&lt;n;++i) pre[i+1]=pre[i]^arr[i];</text:p>
      <text:p text:style-name="P9"><text:s text:c="8"/></text:p>
      <text:p text:style-name="P9"><text:s text:c="8"/>vi ans;</text:p>
      <text:p text:style-name="P9"><text:s text:c="8"/>for(auto&amp; q: queries){</text:p>
      <text:p text:style-name="P9"><text:s text:c="12"/>int left=q[0];</text:p>
      <text:p text:style-name="P9"><text:s text:c="12"/>int right=q[1];</text:p>
      <text:p text:style-name="P9"><text:s text:c="12"/>ans.push_back(pre[right+1]^pre[left]);</text:p>
      <text:p text:style-name="P11"><text:s text:c="8"/>}</text:p>
      <text:p text:style-name="P9"><text:s text:c="8"/>return ans;</text:p>
      <text:p text:style-name="P9"><text:s text:c="4"/>}</text:p>
      <text:p text:style-name="P9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07:20:26.358064445</meta:creation-date>
    <dc:date>2024-09-13T07:23:53.089788470</dc:date>
    <meta:editing-duration>PT3M29S</meta:editing-duration>
    <meta:editing-cycles>2</meta:editing-cycles>
    <meta:generator>LibreOffice/24.2.5.2$Linux_X86_64 LibreOffice_project/420$Build-2</meta:generator>
    <meta:document-statistic meta:table-count="0" meta:image-count="0" meta:object-count="0" meta:page-count="2" meta:paragraph-count="55" meta:word-count="235" meta:character-count="1461" meta:non-whitespace-character-count="1142"/>
  </office:meta>
</office:document-meta>
</file>